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Help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Helper.nex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Helper.nex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Helpe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teratorHelp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Helper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Help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Help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Helper.IteratorHelper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Helper.IteratorHelper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Helpe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